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2in" fo:margin-right="1.6866in" fo:text-align="justify" style:justify-single-word="false" fo:text-indent="0in" style:auto-text-indent="false" style:page-number="auto" fo:background-color="transparent"/>
      <style:text-properties fo:font-size="16pt" fo:font-weight="bold" officeooo:rsid="001ade0f" officeooo:paragraph-rsid="001ade0f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2in" fo:margin-right="1.6866in" fo:text-align="justify" style:justify-single-word="false" fo:text-indent="0in" style:auto-text-indent="false" fo:background-color="transparent"/>
      <style:text-properties fo:font-size="16pt" fo:font-weight="bold" officeooo:rsid="001ade0f" officeooo:paragraph-rsid="001ade0f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2in" fo:margin-right="1.6866in" fo:text-align="justify" style:justify-single-word="false" fo:text-indent="0in" style:auto-text-indent="false" fo:background-color="transparent"/>
      <style:text-properties fo:font-size="16pt" officeooo:rsid="001ade0f" officeooo:paragraph-rsid="001ade0f" style:font-size-asian="16pt" style:font-size-complex="16pt"/>
    </style:style>
    <style:style style:name="P4" style:family="paragraph" style:parent-style-name="Standard">
      <loext:graphic-properties draw:fill="none"/>
      <style:paragraph-properties fo:margin-left="2in" fo:margin-right="1.6866in" fo:text-align="justify" style:justify-single-word="false" fo:text-indent="0in" style:auto-text-indent="false" fo:background-color="transparent"/>
      <style:text-properties fo:font-size="16pt" fo:font-weight="normal" officeooo:rsid="001ade0f" officeooo:paragraph-rsid="001ade0f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2in" fo:margin-right="1.6866in" fo:text-align="justify" style:justify-single-word="false" fo:text-indent="0in" style:auto-text-indent="false" fo:background-color="transparent"/>
      <style:text-properties fo:font-size="16pt" fo:font-weight="normal" officeooo:rsid="001d36fb" officeooo:paragraph-rsid="001d36fb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0e0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>Out Of Time<text:span text:style-name="T1"> was born out of frustrations with </text:span><text:span text:style-name="T2">the unerring forward-crawl of time, and how hyper-productivity has done nothing to alleviate it.</text:span></text:p>
      <text:p text:style-name="P2"/>
      <text:p text:style-name="P3"><text:span text:style-name="T3">Out Of Time</text:span> <text:span text:style-name="T1">consists of:</text:span></text:p>
      <text:p text:style-name="P4"/>
      <text:p text:style-name="P4">A laptop running an</text:p>
      <text:p text:style-name="P4">Intentionally unfinished,</text:p>
      <text:p text:style-name="P4">Intentionally unpolished,</text:p>
      <text:p text:style-name="P4">Intentionally rushed,</text:p>
      <text:p text:style-name="P4">Intentionally buggy,</text:p>
      <text:p text:style-name="P4">Game,</text:p>
      <text:p text:style-name="P4"/>
      <text:p text:style-name="P4">Headphones,</text:p>
      <text:p text:style-name="P4"/>
      <text:p text:style-name="P4">A computer mouse,</text:p>
      <text:p text:style-name="P4"/>
      <text:p text:style-name="P4">A tear-stained grading rubric,</text:p>
      <text:p text:style-name="P4"/>
      <text:p text:style-name="P4">And a saltwater-filled dropping bottle,</text:p>
      <text:p text:style-name="P4">To refresh the tears on the grading rubric.</text:p>
      <text:p text:style-name="P4"/>
      <text:p text:style-name="P5"><text:span text:style-name="T3">Out Of Time</text:span> was made by Alexandria van Eekelen, and started a week ag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4.51pt double #000000" style:border-line-width="0.0311in 0.0161in 0.0161in" fo:padding="0.0201in" style:shadow="none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13:27:26.860139600</meta:creation-date>
    <dc:date>2025-06-26T13:46:43.019477900</dc:date>
    <meta:editing-duration>PT8M1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4" meta:word-count="76" meta:character-count="492" meta:non-whitespace-character-count="430"/>
  </office:meta>
</office:document-meta>
</file>